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00" draw:textarea-horizontal-align="justify" draw:textarea-vertical-align="middle" draw:auto-grow-height="false" fo:min-height="1.457cm" fo:min-width="1.207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3.56cm" fo:min-width="3.31cm"/>
    </style:style>
    <style:style style:name="gr3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gr5" style:family="graphic" style:parent-style-name="standard">
      <style:graphic-properties draw:stroke="none" svg:stroke-color="#000000" draw:fill="none" draw:fill-color="#ffffff" fo:min-height="5.245cm"/>
    </style:style>
    <style:style style:name="P1" style:family="paragraph">
      <loext:graphic-properties draw:fill-color="#ff33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00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00"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color="#ff3300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13cm" svg:height="2.413cm" svg:x="4.983cm" svg:y="1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413cm" svg:height="2.413cm" svg:x="9.463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413cm" svg:height="2.413cm" svg:x="14.17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413cm" svg:height="2.413cm" svg:x="19.123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413cm" svg:height="2.413cm" svg:x="24.003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81cm" svg:height="3.81cm" svg:x="11.811cm" svg:y="2.54cm">
          <text:p text:style-name="P2"><text:span text:style-name="T1">36x3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3.716cm" svg:y1="6.35cm" svg:x2="6.19cm" svg:y2="15.802cm" draw:start-shape="id1" draw:start-glue-point="2" draw:end-shape="id2" draw:end-glue-point="4" svg:d="M13716 6350l-7526 9452" svg:viewBox="0 0 7527 9453">
          <text:p/>
        </draw:connector>
        <draw:connector draw:style-name="gr3" draw:text-style-name="P4" draw:layer="layout" draw:type="line" svg:x1="13.716cm" svg:y1="6.35cm" svg:x2="10.67cm" svg:y2="15.775cm" draw:start-shape="id1" draw:start-glue-point="2" draw:end-shape="id3" draw:end-glue-point="4" svg:d="M13716 6350l-3046 9425" svg:viewBox="0 0 3047 9426">
          <text:p/>
        </draw:connector>
        <draw:connector draw:style-name="gr3" draw:text-style-name="P4" draw:layer="layout" draw:type="line" svg:x1="13.716cm" svg:y1="6.35cm" svg:x2="15.377cm" svg:y2="15.748cm" draw:start-shape="id1" draw:start-glue-point="2" draw:end-shape="id4" draw:end-glue-point="4" svg:d="M13716 6350l1661 9398" svg:viewBox="0 0 1662 9399">
          <text:p/>
        </draw:connector>
        <draw:connector draw:style-name="gr3" draw:text-style-name="P4" draw:layer="layout" draw:type="line" svg:x1="13.716cm" svg:y1="6.35cm" svg:x2="20.33cm" svg:y2="15.748cm" draw:start-shape="id1" draw:start-glue-point="2" draw:end-shape="id5" draw:end-glue-point="4" svg:d="M13716 6350l6614 9398" svg:viewBox="0 0 6615 9399">
          <text:p/>
        </draw:connector>
        <draw:connector draw:style-name="gr3" draw:text-style-name="P4" draw:layer="layout" draw:type="line" svg:x1="13.716cm" svg:y1="6.35cm" svg:x2="25.21cm" svg:y2="15.775cm" draw:start-shape="id1" draw:start-glue-point="2" draw:end-shape="id6" draw:end-glue-point="4" svg:d="M13716 6350l11494 9425" svg:viewBox="0 0 11495 9426">
          <text:p/>
        </draw:connector>
        <draw:frame draw:style-name="gr4" draw:text-style-name="P5" draw:layer="layout" svg:width="4.445cm" svg:height="2.032cm" svg:x="5.08cm" svg:y="3.429cm">
          <draw:text-box>
            <text:p><text:span text:style-name="T2">Input</text:span></text:p>
          </draw:text-box>
        </draw:frame>
        <draw:frame draw:style-name="gr5" draw:text-style-name="P5" draw:layer="layout" svg:width="5.207cm" svg:height="5.495cm" svg:x="0.127cm" svg:y="14.097cm">
          <draw:text-box>
            <text:p><text:span text:style-name="T2">Softmax Output</text:span></text:p>
          </draw:text-box>
        </draw:frame>
        <draw:frame draw:style-name="gr5" draw:text-style-name="P5" draw:layer="layout" svg:width="8.255cm" svg:height="5.495cm" svg:x="19.304cm" svg:y="2.413cm">
          <draw:text-box>
            <text:p><text:span text:style-name="T2">6485 Parameters</text:span></text:p>
          </draw:text-box>
        </draw:frame>
        <draw:frame draw:style-name="gr4" draw:text-style-name="P5" draw:layer="layout" svg:width="8.509cm" svg:height="2.032cm" svg:x="11.557cm" svg:y="18.923cm">
          <draw:text-box>
            <text:p><text:span text:style-name="T2">5 Probabil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4:13:00.400353423</meta:creation-date>
    <dc:date>2016-06-10T12:32:34.246362229</dc:date>
    <meta:editing-duration>PT9M36S</meta:editing-duration>
    <meta:editing-cycles>4</meta:editing-cycles>
    <meta:generator>LibreOffice/5.0.3.2$Linux_X86_64 LibreOffice_project/00m0$Build-2</meta:generator>
    <meta:document-statistic meta:object-count="15"/>
  </office:meta>
</office:document-meta>
</file>